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E6E6E6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6633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0099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E6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12.620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8.654375cm"/>
    </style:style>
    <style:style style:name="ro1" style:family="table-row">
      <style:table-row-properties style:row-height="61.35pt" style:use-optimal-row-height="false" fo:break-before="auto"/>
    </style:style>
    <style:style style:name="ro2" style:family="table-row">
      <style:table-row-properties style:row-height="35.4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12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ccionario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campo</text:p>
          </table:table-cell>
          <table:table-cell office:value-type="string" table:style-name="ce4">
            <text:p>unidad</text:p>
          </table:table-cell>
          <table:table-cell office:value-type="string" table:style-name="ce5">
            <text:p>Significado</text:p>
          </table:table-cell>
          <table:table-cell table:number-columns-repeated="16380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numero_de_cliente</text:p>
          </table:table-cell>
          <table:table-cell office:value-type="string" table:style-name="ce8">
            <text:p>id</text:p>
          </table:table-cell>
          <table:table-cell office:value-type="string" table:style-name="ce7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6380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foto_mes</text:p>
          </table:table-cell>
          <table:table-cell office:value-type="string" table:style-name="ce8">
            <text:p>fecha</text:p>
          </table:table-cell>
          <table:table-cell office:value-type="string" table:style-name="ce7">
            <text:p>mes correspondiente a la foto de los datos del datawarehouse. La fecha 201907 indica que la foto fue obtenida el 31-julio-2019 a las 23:59:59</text:p>
          </table:table-cell>
          <table:table-cell table:number-columns-repeated="1638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active_quarter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<text:s/><text:span text:style-name="T2">tampoco</text:span><text:s/>es un movimiento voluntario.</text:p>
          </table:table-cell>
          <table:table-cell table:number-columns-repeated="1638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cliente_vip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Indica si marketing considera a esa cliente un<text:s/><text:span text:style-name="T3">cliente vip<text:s/></text:span>al momento de obtención de la foto. <text:s/>A pesar que todos estos son clientes de Paquete Premium, <text:s/>el area de marketing solo considera vip a menos del <text:s/>2% de los paquete premium , y da a estos clientes VIP un trato a puertas cerradas.</text:p>
          </table:table-cell>
          <table:table-cell table:number-columns-repeated="1638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7">
            <text:p>internet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indica si el cliente usa servicios de HomeBanking o tiene instalada la app</text:p>
          </table:table-cell>
          <table:table-cell table:number-columns-repeated="16380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cliente_edad</text:p>
          </table:table-cell>
          <table:table-cell office:value-type="string" table:style-name="ce8">
            <text:p>años</text:p>
          </table:table-cell>
          <table:table-cell office:value-type="string" table:style-name="ce7">
            <text:p>Edad en años del cliente.</text:p>
          </table:table-cell>
          <table:table-cell table:number-columns-repeated="16380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7">
            <text:p>cliente_antiguedad</text:p>
          </table:table-cell>
          <table:table-cell office:value-type="string" table:style-name="ce8">
            <text:p>meses</text:p>
          </table:table-cell>
          <table:table-cell office:value-type="string" table:style-name="ce7">
            <text:p>Antiguedad medida en meses de el cliente. <text:s/>Es de la ultima vez que esa persona reingresó como cliente del banco.</text:p>
          </table:table-cell>
          <table:table-cell table:number-columns-repeated="16380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mrentabilidad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Ganancia total que ha obtenido el banco de ese cliente, en ese mes.</text:p>
          </table:table-cell>
          <table:table-cell table:number-columns-repeated="1638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7">
            <text:p>mrentabilidad_annual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638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mcomisione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s comisiones que ha ganado el banco por ese cliente.</text:p>
          </table:table-cell>
          <table:table-cell table:number-columns-repeated="16380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7">
            <text:p>mactivos_margen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 ganancia que el banco ha obtenido en concepto de intereses que ha cobrado al cliente.</text:p>
          </table:table-cell>
          <table:table-cell table:number-columns-repeated="1638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mpasivos_margen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 ganancia que el banco ha obtenido por el dinero/inversiones que el cliente tiene en el banco.</text:p>
          </table:table-cell>
          <table:table-cell table:number-columns-repeated="16380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7">
            <text:p>cproduct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productos que el cliente posee con el banco. Se cuentan las familias de productos.</text:p>
          </table:table-cell>
          <table:table-cell table:number-columns-repeated="16380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tpaquete2</text:p>
          </table:table-cell>
          <table:table-cell office:value-type="string" table:style-name="ce8">
            <text:p>--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7">
            <text:p>tpaquete3</text:p>
          </table:table-cell>
          <table:table-cell office:value-type="string" table:style-name="ce8">
            <text:p>--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tpaquete4</text:p>
          </table:table-cell>
          <table:table-cell office:value-type="string" table:style-name="ce8">
            <text:p>--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7">
            <text:p>tpaquete9</text:p>
          </table:table-cell>
          <table:table-cell office:value-type="string" table:style-name="ce8">
            <text:p>--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tcuenta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6380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string" table:style-name="ce7">
            <text:p>ccuenta_corriente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uentas corrientes que tiene el cliente. Hay muy pocos clientes con mas de una cuenta corriente.</text:p>
          </table:table-cell>
          <table:table-cell table:number-columns-repeated="16380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mcuenta_corriente_adicional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s cuentas corrientes adicionales que no forman parte del paquete.</text:p>
          </table:table-cell>
          <table:table-cell table:number-columns-repeated="16380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7">
            <text:p>mcuenta_corriente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s cuenta corriente del paquete premium</text:p>
          </table:table-cell>
          <table:table-cell table:number-columns-repeated="16380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ccaja_ahorro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ajas de ahorro que tiene el cliente.</text:p>
          </table:table-cell>
          <table:table-cell table:number-columns-repeated="16380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7">
            <text:p>mcaja_ahorro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 caja de ahorro del Paquete Premium</text:p>
          </table:table-cell>
          <table:table-cell table:number-columns-repeated="16380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mcaja_ahorro_adicional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s cajas otras cajas de ahorro que no forman parte del paquete.</text:p>
          </table:table-cell>
          <table:table-cell table:number-columns-repeated="16380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7">
            <text:p>mcaja_ahorro_dolare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6380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mdescubierto_preacordado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os descubiertos acordados en las cuentas corrientes.</text:p>
          </table:table-cell>
          <table:table-cell table:number-columns-repeated="16380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7">
            <text:p>mcuentas_saldo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Saldo total de TODAS las cuentas del cliente, cajas de ahorro, cuentas corrientes, pesos y dolares. El valor esta convertido a pesos.</text:p>
          </table:table-cell>
          <table:table-cell table:number-columns-repeated="16380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ctarjeta_debito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arjetas de débito que posee el cliente.</text:p>
          </table:table-cell>
          <table:table-cell table:number-columns-repeated="16380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7">
            <text:p>ctarjeta_debito_trx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acciones que hizo el cliente con su tarjeta de débito durante el mes.</text:p>
          </table:table-cell>
          <table:table-cell table:number-columns-repeated="16380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mautoservicio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s transacciones que hizo el cliente con su tarjeta de débito duirante el mes.</text:p>
          </table:table-cell>
          <table:table-cell table:number-columns-repeated="16380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7">
            <text:p>ctarjeta_visa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6380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ctarjeta_visa_trx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acciones efectuadas durante el mes con la tarjeta de crédito VISA</text:p>
          </table:table-cell>
          <table:table-cell table:number-columns-repeated="16380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style-name="ce7">
            <text:p>mtarjeta_visa_consumo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os consumos efectuados durante el mes con la tarjeta de crédito VISA</text:p>
          </table:table-cell>
          <table:table-cell table:number-columns-repeated="16380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ctarjeta_master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uentas Mastercard que tiene la persona. <text:s/>Una cuenta puede tener un plástico titular y varias plásticos adicionales.</text:p>
          </table:table-cell>
          <table:table-cell table:number-columns-repeated="16380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7">
            <text:p>ctarjeta_master_trx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acciones efectuadas durante el mes con la tarjeta de crédito MasterCard</text:p>
          </table:table-cell>
          <table:table-cell table:number-columns-repeated="16380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mtarjeta_master_consumo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os consumos efectuados durante el mes con la tarjeta de crédito MasterCard</text:p>
          </table:table-cell>
          <table:table-cell table:number-columns-repeated="16380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7">
            <text:p>cprestamos_personale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préstamos personales vigentes <text:s/>del cliente</text:p>
          </table:table-cell>
          <table:table-cell table:number-columns-repeated="16380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mprestamos_personale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 deuda restante de todos los préstamos personales del cliente.</text:p>
          </table:table-cell>
          <table:table-cell table:number-columns-repeated="16380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style-name="ce7">
            <text:p>cprestamos_prendari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préstamos prendarios vigentes <text:s/>del cliente</text:p>
          </table:table-cell>
          <table:table-cell table:number-columns-repeated="16380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mprestamos_prendari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 deuda restante de todos los préstamos prendarios del cliente.</text:p>
          </table:table-cell>
          <table:table-cell table:number-columns-repeated="16380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string" table:style-name="ce7">
            <text:p>cprestamos_hipotecari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préstamos hipotecarios vigentes <text:s/>del cliente</text:p>
          </table:table-cell>
          <table:table-cell table:number-columns-repeated="16380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mprestamos_hipotecari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 deuda restante de todos los préstamos hipotecarios del cliente.</text:p>
          </table:table-cell>
          <table:table-cell table:number-columns-repeated="16380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string" table:style-name="ce7">
            <text:p>cplazo_fijo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plazos fijos que tiene el cliente Se suma la cantidad de plazos fijos en pesos mas la cantidad de plazos fijos en dolares.</text:p>
          </table:table-cell>
          <table:table-cell table:number-columns-repeated="16380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mplazo_fijo_dolare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todos los plazos fijos vigentes el<text:s/><text:span text:style-name="T3">dólares</text:span>. <text:s/>El valor está convertido a pesos considerando el valor de cierre del ultimo dia habil del mes.</text:p>
          </table:table-cell>
          <table:table-cell table:number-columns-repeated="16380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string" table:style-name="ce7">
            <text:p>mplazo_fijo_pes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todos los plazos fijos vigentes en pesos.<text:s text:c="2"/></text:p>
          </table:table-cell>
          <table:table-cell table:number-columns-repeated="16380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cinversion1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inversiones de tipo 1 que posee el cliente vigentes.</text:p>
          </table:table-cell>
          <table:table-cell table:number-columns-repeated="16380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string" table:style-name="ce7">
            <text:p>minversion1_pes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inversiones tipo1 , convertidos en pesos</text:p>
          </table:table-cell>
          <table:table-cell table:number-columns-repeated="16380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minversion1_dolare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inversiones tipo1 en dolares , expresado en pesos al ultimo dia habil del mes</text:p>
          </table:table-cell>
          <table:table-cell table:number-columns-repeated="16380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string" table:style-name="ce7">
            <text:p>cinversion2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inversiones de tipo2 que posee el cliente vigentes.</text:p>
          </table:table-cell>
          <table:table-cell table:number-columns-repeated="16380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minversion2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a inversión de tipo2 <text:s/>expresada en pesos.</text:p>
          </table:table-cell>
          <table:table-cell table:number-columns-repeated="16380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string" table:style-name="ce7">
            <text:p>cseguro_vida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seguros de vida contratados por el cliente.<text:s/><text:span text:style-name="T3">No</text:span><text:s/>se tienen en cuenta los seguros de vida obligatorios de los prestamos hipotecarios, prendarios, personales, etc</text:p>
          </table:table-cell>
          <table:table-cell table:number-columns-repeated="16380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cseguro_auto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seguros automotores que el cliente posee vigentes.</text:p>
          </table:table-cell>
          <table:table-cell table:number-columns-repeated="16380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string" table:style-name="ce7">
            <text:p>cseguro_vivienda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seguros de vivienda que tiene el cliente.</text:p>
          </table:table-cell>
          <table:table-cell table:number-columns-repeated="16380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cseguro_accidentes_personale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seguros de accidentes personales</text:p>
          </table:table-cell>
          <table:table-cell table:number-columns-repeated="16380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string" table:style-name="ce7">
            <text:p>ccaja_seguridad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6380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cpayroll_trx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6380"/>
        </table:table-row>
        <table:table-row table:style-name="ro1">
          <table:table-cell office:value-type="float" office:value="57" table:style-name="ce6">
            <text:p>57</text:p>
          </table:table-cell>
          <table:table-cell office:value-type="string" table:style-name="ce7">
            <text:p>mpayroll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que le acreditaron los empleadores “acreditados” <text:s/>al cliente durante el mes.</text:p>
          </table:table-cell>
          <table:table-cell table:number-columns-repeated="16380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mpayroll2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que le acreditaron fuera de archivo de los empleadores “acreditados” <text:s/>al cliente durante el mes.</text:p>
          </table:table-cell>
          <table:table-cell table:number-columns-repeated="16380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string" table:style-name="ce7">
            <text:p>cpayroll2_trx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acciones de acreditacion de haberes en el mes</text:p>
          </table:table-cell>
          <table:table-cell table:number-columns-repeated="16380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ccuenta_debitos_automatic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débitos automáticos debitados durante el mes en las cuentas <text:s/>( no tarjetas de crédito )</text:p>
          </table:table-cell>
          <table:table-cell table:number-columns-repeated="16380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string" table:style-name="ce7">
            <text:p>mcuenta_debitos_automatic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6380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ctarjeta_visa_debitos_automatic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débitos automáticos debitados durante el mes en las tarjeta de crédito VISA</text:p>
          </table:table-cell>
          <table:table-cell table:number-columns-repeated="16380"/>
        </table:table-row>
        <table:table-row table:style-name="ro1">
          <table:table-cell office:value-type="float" office:value="63" table:style-name="ce6">
            <text:p>63</text:p>
          </table:table-cell>
          <table:table-cell office:value-type="string" table:style-name="ce7">
            <text:p>mtarjeta_visa_debitos_automatic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number-columns-repeated="16380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ctarjeta_master_debitos_automatic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débitos automáticos debitados durante el mes en las tarjeta de crédito MasterCard</text:p>
          </table:table-cell>
          <table:table-cell table:number-columns-repeated="16380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string" table:style-name="ce7">
            <text:p>mttarjeta_master_debitos_automatic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6380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cpagodeservici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pagos de servicios efectuados durante el mes.</text:p>
          </table:table-cell>
          <table:table-cell table:number-columns-repeated="16380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string" table:style-name="ce7">
            <text:p>mpagodeservici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pagos de servicios efectuados durante el mes.</text:p>
          </table:table-cell>
          <table:table-cell table:number-columns-repeated="16380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cpagomiscuenta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pagos efectuados durante el mes por el canal PagoMisCuentas</text:p>
          </table:table-cell>
          <table:table-cell table:number-columns-repeated="16380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string" table:style-name="ce7">
            <text:p>mpagomiscuenta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en pesos argentinos de pagos efectuados durante el mes por el canal PagoMisCuentas</text:p>
          </table:table-cell>
          <table:table-cell table:number-columns-repeated="16380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ccajeros_propios_descuent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descuentos con los que se benefició el cliente al utilizar su tarjeta de débito durante el mes.</text:p>
          </table:table-cell>
          <table:table-cell table:number-columns-repeated="16380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string" table:style-name="ce7">
            <text:p>mcajeros_propios_descuent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en pesos <text:s/>de descuentos con los que se benefició el cliente al utilizar su tarjeta de débito durante el mes.</text:p>
          </table:table-cell>
          <table:table-cell table:number-columns-repeated="16380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ctarjeta_visa_descuent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descuentos con los que se benefició el cliente al utilizar su tarjeta de crédito VISA durante el mes.</text:p>
          </table:table-cell>
          <table:table-cell table:number-columns-repeated="16380"/>
        </table:table-row>
        <table:table-row table:style-name="ro1">
          <table:table-cell office:value-type="float" office:value="73" table:style-name="ce6">
            <text:p>73</text:p>
          </table:table-cell>
          <table:table-cell office:value-type="string" table:style-name="ce7">
            <text:p>mtarjeta_visa_descuent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en pesos <text:s/>de descuentos con los que se benefició el cliente al utilizar su tarjeta de crédito VISA durante el mes.</text:p>
          </table:table-cell>
          <table:table-cell table:number-columns-repeated="16380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ctarjeta_master_descuent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descuentos con los que se benefició el cliente al utilizar su tarjeta de crédito MasterCard durante el mes.</text:p>
          </table:table-cell>
          <table:table-cell table:number-columns-repeated="16380"/>
        </table:table-row>
        <table:table-row table:style-name="ro1">
          <table:table-cell office:value-type="float" office:value="75" table:style-name="ce6">
            <text:p>75</text:p>
          </table:table-cell>
          <table:table-cell office:value-type="string" table:style-name="ce7">
            <text:p>mtarjeta_master_descuent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en pesos <text:s/>de descuentos con los que se benefició el cliente al utilizar su tarjeta de crédito MasterCard durante el mes.</text:p>
          </table:table-cell>
          <table:table-cell table:number-columns-repeated="16380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ccomisiones_mantenimiento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omisiones de mantenimiento de productos cobrardas durante el banco durante el mes.</text:p>
          </table:table-cell>
          <table:table-cell table:number-columns-repeated="16380"/>
        </table:table-row>
        <table:table-row table:style-name="ro1">
          <table:table-cell office:value-type="float" office:value="77" table:style-name="ce6">
            <text:p>77</text:p>
          </table:table-cell>
          <table:table-cell office:value-type="string" table:style-name="ce7">
            <text:p>mcomisiones_mantenimiento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en pesos de comisiones de mantenimiento de productos cobrardas durante el banco durante el mes.</text:p>
          </table:table-cell>
          <table:table-cell table:number-columns-repeated="16380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ccomisiones_otra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<text:s/><text:span text:style-name="T2">otras comisiones</text:span><text:s/>que se cobraron al cliente durante el mes.</text:p>
          </table:table-cell>
          <table:table-cell table:number-columns-repeated="16380"/>
        </table:table-row>
        <table:table-row table:style-name="ro1">
          <table:table-cell office:value-type="float" office:value="79" table:style-name="ce6">
            <text:p>79</text:p>
          </table:table-cell>
          <table:table-cell office:value-type="string" table:style-name="ce7">
            <text:p>mcomisiones_otra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en pesos de<text:s/><text:span text:style-name="T2">otras comisiones</text:span><text:s/>que se cobraron al cliente durante el mes.</text:p>
          </table:table-cell>
          <table:table-cell table:number-columns-repeated="16380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cforex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Cantidad de transacciones de cambio de moneda que realizó el cliente durante el mes.</text:p>
          </table:table-cell>
          <table:table-cell table:number-columns-repeated="16380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string" table:style-name="ce7">
            <text:p>cforex_buy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acciones de compra de moneda extranjera que realizó el cliente durante el mes</text:p>
          </table:table-cell>
          <table:table-cell table:number-columns-repeated="16380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mforex_buy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medido en pesos de <text:s/>transacciones de compra de moneda extranjera que realizó el cliente durante el mes</text:p>
          </table:table-cell>
          <table:table-cell table:number-columns-repeated="16380"/>
        </table:table-row>
        <table:table-row table:style-name="ro1">
          <table:table-cell office:value-type="float" office:value="83" table:style-name="ce6">
            <text:p>83</text:p>
          </table:table-cell>
          <table:table-cell office:value-type="string" table:style-name="ce7">
            <text:p>cforex_sell</text:p>
          </table:table-cell>
          <table:table-cell table:style-name="ce8"/>
          <table:table-cell office:value-type="string" table:style-name="ce7">
            <text:p>Cantidad de transacciones de venta de moneda extranjera que realizó el cliente durante el mes</text:p>
          </table:table-cell>
          <table:table-cell table:number-columns-repeated="16380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mforex_sell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medido en pesos de <text:s/>transacciones de venta de moneda extranjera que realizó el cliente durante el mes</text:p>
          </table:table-cell>
          <table:table-cell table:number-columns-repeated="16380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string" table:style-name="ce7">
            <text:p>ctransferencias_recibida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ferencias recibidas en todas las cuentas durante el mes. Puede ser transferencias propias o de terceros.</text:p>
          </table:table-cell>
          <table:table-cell table:number-columns-repeated="16380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mtransferencias_recibida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transferencias recibidas en todas las cuentas durante el mes. Puede ser transferencias propias o de terceros.</text:p>
          </table:table-cell>
          <table:table-cell table:number-columns-repeated="16380"/>
        </table:table-row>
        <table:table-row table:style-name="ro1">
          <table:table-cell office:value-type="float" office:value="87" table:style-name="ce6">
            <text:p>87</text:p>
          </table:table-cell>
          <table:table-cell office:value-type="string" table:style-name="ce7">
            <text:p>ctransferencias_emitida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ferencias emitidas <text:s/>en todas las cuentas durante el mes. Puede ser transferencias propias o de terceros.</text:p>
          </table:table-cell>
          <table:table-cell table:number-columns-repeated="16380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mtransferencias_emitida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transferencias emitidas en todas las cuentas durante el mes. Puede ser transferencias propias o de terceros.</text:p>
          </table:table-cell>
          <table:table-cell table:number-columns-repeated="16380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string" table:style-name="ce7">
            <text:p>cextraccion_autoservicio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extracciones en cajeros automáticos durante el mes</text:p>
          </table:table-cell>
          <table:table-cell table:number-columns-repeated="16380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mextraccion_autoservicio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extracciones en cajeros automáticos durante el mes</text:p>
          </table:table-cell>
          <table:table-cell table:number-columns-repeated="16380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string" table:style-name="ce7">
            <text:p>ccheques_depositad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heques que se depositaron en las cuentas del cliente durante el mes.</text:p>
          </table:table-cell>
          <table:table-cell table:number-columns-repeated="16380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mcheques_depositad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os cheques que se depositaron y se pudo hacer el cobro , en las cuentas del cliente durante el mes.</text:p>
          </table:table-cell>
          <table:table-cell table:number-columns-repeated="16380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string" table:style-name="ce7">
            <text:p>ccheques_emitid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heques del cliente que se cobraron ( ya sea por el cliente mismo o por terceros ) <text:s/>durante el mes .</text:p>
          </table:table-cell>
          <table:table-cell table:number-columns-repeated="16380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mcheques_emitid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cheques del cliente que se cobraron ( ya sea por el cliente mismo o por terceros ) <text:s/>durante el mes .</text:p>
          </table:table-cell>
          <table:table-cell table:number-columns-repeated="16380"/>
        </table:table-row>
        <table:table-row table:style-name="ro1">
          <table:table-cell office:value-type="float" office:value="95" table:style-name="ce6">
            <text:p>95</text:p>
          </table:table-cell>
          <table:table-cell office:value-type="string" table:style-name="ce7">
            <text:p>ccheques_depositados_rechazad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heques que se depositaron en cuentas del cliente y fueron rechazados durante el mes.</text:p>
          </table:table-cell>
          <table:table-cell table:number-columns-repeated="16380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mcheques_depositados_rechazad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de los cheques que se depositaron en cuentas del cliente y fueron rechazados durante el mes.</text:p>
          </table:table-cell>
          <table:table-cell table:number-columns-repeated="16380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string" table:style-name="ce7">
            <text:p>ccheques_emitidos_rechazad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heques emitidos por el cliente que fueron rechazados durante el mes.</text:p>
          </table:table-cell>
          <table:table-cell table:number-columns-repeated="16380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7">
            <text:p>mcheques_emitidos_rechazados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<text:s/>de cheques emitidos por el cliente que fueron rechazados durante el mes.</text:p>
          </table:table-cell>
          <table:table-cell table:number-columns-repeated="16380"/>
        </table:table-row>
        <table:table-row table:style-name="ro1">
          <table:table-cell office:value-type="float" office:value="99" table:style-name="ce6">
            <text:p>99</text:p>
          </table:table-cell>
          <table:table-cell office:value-type="string" table:style-name="ce7">
            <text:p>tcallcenter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{0,1} indica si la persona está adherida al canal de banca telefónica .</text:p>
          </table:table-cell>
          <table:table-cell table:number-columns-repeated="16380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7">
            <text:p>ccallcenter_trx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acciones que el cliente efectuó durante el mes por el canal de banca telefónica.</text:p>
          </table:table-cell>
          <table:table-cell table:number-columns-repeated="16380"/>
        </table:table-row>
        <table:table-row table:style-name="ro1">
          <table:table-cell office:value-type="float" office:value="101" table:style-name="ce6">
            <text:p>101</text:p>
          </table:table-cell>
          <table:table-cell office:value-type="string" table:style-name="ce7">
            <text:p>thomebanking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{0, 1} indica si el cliente está adherido al Home Banking</text:p>
          </table:table-cell>
          <table:table-cell table:number-columns-repeated="16380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7">
            <text:p>chomebanking_trx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Cantidad de transacciones por home banking que el cliente hizo durante el mes.</text:p>
          </table:table-cell>
          <table:table-cell table:number-columns-repeated="16380"/>
        </table:table-row>
        <table:table-row table:style-name="ro1">
          <table:table-cell office:value-type="float" office:value="103" table:style-name="ce6">
            <text:p>103</text:p>
          </table:table-cell>
          <table:table-cell office:value-type="string" table:style-name="ce7">
            <text:p>ccajas_trx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acciones que el cliente realizó durante el mes en la linea de cajas de las sucursales del banco.</text:p>
          </table:table-cell>
          <table:table-cell table:number-columns-repeated="16380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7">
            <text:p>ccajas_consulta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consultas que el cliente realizó durante el mes en la linea de cajas de las sucursales del banco.</text:p>
          </table:table-cell>
          <table:table-cell table:number-columns-repeated="16380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string" table:style-name="ce7">
            <text:p>ccajas_deposito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depóstitos que el cliente realizó durante el mes en la linea de cajas de las sucursales del banco.</text:p>
          </table:table-cell>
          <table:table-cell table:number-columns-repeated="16380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string" table:style-name="ce7">
            <text:p>ccajas_extraccione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extracciones <text:s/>que el cliente realizó durante el mes en la linea de cajas de las sucursales del banco.</text:p>
          </table:table-cell>
          <table:table-cell table:number-columns-repeated="16380"/>
        </table:table-row>
        <table:table-row table:style-name="ro1">
          <table:table-cell office:value-type="float" office:value="107" table:style-name="ce6">
            <text:p>107</text:p>
          </table:table-cell>
          <table:table-cell office:value-type="string" table:style-name="ce7">
            <text:p>ccajas_otras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otros tipos de transacciones <text:s/>que el cliente realizó durante el mes en la linea de cajas de las sucursales del banco.</text:p>
          </table:table-cell>
          <table:table-cell table:number-columns-repeated="16380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string" table:style-name="ce7">
            <text:p>catm_trx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acciones que el cliente realizó durante el mes en cajeros automáticos propiedad del banco.</text:p>
          </table:table-cell>
          <table:table-cell table:number-columns-repeated="16380"/>
        </table:table-row>
        <table:table-row table:style-name="ro1">
          <table:table-cell office:value-type="float" office:value="109" table:style-name="ce6">
            <text:p>109</text:p>
          </table:table-cell>
          <table:table-cell office:value-type="string" table:style-name="ce7">
            <text:p>matm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en pesos <text:s/>de transacciones que el cliente realizó durante el mes en cajeros automáticos propiedad del banco.</text:p>
          </table:table-cell>
          <table:table-cell table:number-columns-repeated="16380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string" table:style-name="ce7">
            <text:p>catm_trx_other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transacciones que el cliente realizó durante el mes en cajeros automáticos que<text:s/><text:span text:style-name="T3">no</text:span><text:s/>son propiedad del banco.</text:p>
          </table:table-cell>
          <table:table-cell table:number-columns-repeated="16380"/>
        </table:table-row>
        <table:table-row table:style-name="ro1">
          <table:table-cell office:value-type="float" office:value="111" table:style-name="ce6">
            <text:p>111</text:p>
          </table:table-cell>
          <table:table-cell office:value-type="string" table:style-name="ce7">
            <text:p>matm_other</text:p>
          </table:table-cell>
          <table:table-cell office:value-type="string" table:style-name="ce8">
            <text:p>pesos</text:p>
          </table:table-cell>
          <table:table-cell office:value-type="string" table:style-name="ce7">
            <text:p>Monto total en pesos <text:s/>de transacciones que el cliente realizó durante el mes en cajeros automáticos que<text:s/><text:span text:style-name="T3">no</text:span><text:s/>son propiedad del banco.</text:p>
          </table:table-cell>
          <table:table-cell table:number-columns-repeated="16380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string" table:style-name="ce7">
            <text:p>ctrx_quarter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Cantidad de movimientos voluntarios en las cuentas bancarias ( no tarjeta de credito ) que el cliente realizó en los ultimos 90 dias.</text:p>
          </table:table-cell>
          <table:table-cell table:number-columns-repeated="16380"/>
        </table:table-row>
        <table:table-row table:style-name="ro1">
          <table:table-cell office:value-type="float" office:value="113" table:style-name="ce6">
            <text:p>113</text:p>
          </table:table-cell>
          <table:table-cell office:value-type="string" table:style-name="ce7">
            <text:p>tmobile_app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{ 0, 1} indica si la persona se instaló alguna vez la aplicación movil</text:p>
          </table:table-cell>
          <table:table-cell table:number-columns-repeated="16380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string" table:style-name="ce7">
            <text:p>cmobile_app_trx</text:p>
          </table:table-cell>
          <table:table-cell office:value-type="string" table:style-name="ce8">
            <text:p>--</text:p>
          </table:table-cell>
          <table:table-cell office:value-type="string" table:style-name="ce7">
            <text:p>indica la cantidad de transacciones realizadas ese mes desde la aplicacion móvil</text:p>
          </table:table-cell>
          <table:table-cell table:number-columns-repeated="16380"/>
        </table:table-row>
        <table:table-row table:style-name="ro1">
          <table:table-cell office:value-type="float" office:value="115" table:style-name="ce10">
            <text:p>115</text:p>
          </table:table-cell>
          <table:table-cell office:value-type="string" table:style-name="ce7">
            <text:p>Master_delinquency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number-columns-repeated="16380"/>
        </table:table-row>
        <table:table-row table:style-name="ro1">
          <table:table-cell office:value-type="float" office:value="116" table:style-name="ce10">
            <text:p>116</text:p>
          </table:table-cell>
          <table:table-cell office:value-type="string" table:style-name="ce7">
            <text:p>Master_status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number-columns-repeated="16380"/>
        </table:table-row>
        <table:table-row table:style-name="ro1">
          <table:table-cell office:value-type="float" office:value="117" table:style-name="ce10">
            <text:p>117</text:p>
          </table:table-cell>
          <table:table-cell office:value-type="string" table:style-name="ce7">
            <text:p>Master_mfinanciacion_limite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Límite de financiacion de la tarjeta de crédito, expresado en pesos.</text:p>
          </table:table-cell>
          <table:table-cell table:number-columns-repeated="16380"/>
        </table:table-row>
        <table:table-row table:style-name="ro1">
          <table:table-cell office:value-type="float" office:value="118" table:style-name="ce10">
            <text:p>118</text:p>
          </table:table-cell>
          <table:table-cell office:value-type="string" table:style-name="ce7">
            <text:p>Master_Fvencimiento</text:p>
          </table:table-cell>
          <table:table-cell office:value-type="string" table:style-name="ce8">
            <text:p>dias</text:p>
          </table:table-cell>
          <table:table-cell office:value-type="string" table:style-name="ce9">
            <text:p>Dias para el vencimiento del plastico de la tarjeta de crédito, contados a la fecha de la foto.</text:p>
          </table:table-cell>
          <table:table-cell table:number-columns-repeated="16380"/>
        </table:table-row>
        <table:table-row table:style-name="ro1">
          <table:table-cell office:value-type="float" office:value="119" table:style-name="ce10">
            <text:p>119</text:p>
          </table:table-cell>
          <table:table-cell office:value-type="string" table:style-name="ce7">
            <text:p>Master_Finiciomora</text:p>
          </table:table-cell>
          <table:table-cell office:value-type="string" table:style-name="ce8">
            <text:p>dias</text:p>
          </table:table-cell>
          <table:table-cell office:value-type="string" table:style-name="ce9">
            <text:p>Dias desde el inicio de la mora ( el dia siguiente al vencimiento ), contados a la fecha de la foto.</text:p>
          </table:table-cell>
          <table:table-cell table:number-columns-repeated="16380"/>
        </table:table-row>
        <table:table-row table:style-name="ro1">
          <table:table-cell office:value-type="float" office:value="120" table:style-name="ce10">
            <text:p>120</text:p>
          </table:table-cell>
          <table:table-cell office:value-type="string" table:style-name="ce7">
            <text:p>Master_msaldototal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Saldo total de la tarjeta, para ese mes.</text:p>
          </table:table-cell>
          <table:table-cell table:number-columns-repeated="16380"/>
        </table:table-row>
        <table:table-row table:style-name="ro1">
          <table:table-cell office:value-type="float" office:value="121" table:style-name="ce10">
            <text:p>121</text:p>
          </table:table-cell>
          <table:table-cell office:value-type="string" table:style-name="ce7">
            <text:p>Master_msaldopeso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Saldo total el pesos de la tarjeta, para ese mes.</text:p>
          </table:table-cell>
          <table:table-cell table:number-columns-repeated="16380"/>
        </table:table-row>
        <table:table-row table:style-name="ro1">
          <table:table-cell office:value-type="float" office:value="122" table:style-name="ce10">
            <text:p>122</text:p>
          </table:table-cell>
          <table:table-cell office:value-type="string" table:style-name="ce7">
            <text:p>Master_msaldodolare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Saldo total el dólares de la tarjeta, para ese mes.</text:p>
          </table:table-cell>
          <table:table-cell table:number-columns-repeated="16380"/>
        </table:table-row>
        <table:table-row table:style-name="ro1">
          <table:table-cell office:value-type="float" office:value="123" table:style-name="ce10">
            <text:p>123</text:p>
          </table:table-cell>
          <table:table-cell office:value-type="string" table:style-name="ce7">
            <text:p>Master_mconsumospeso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los consumos en pesos efectuados por el cliente durante ese mes.</text:p>
          </table:table-cell>
          <table:table-cell table:number-columns-repeated="16380"/>
        </table:table-row>
        <table:table-row table:style-name="ro1">
          <table:table-cell office:value-type="float" office:value="124" table:style-name="ce10">
            <text:p>124</text:p>
          </table:table-cell>
          <table:table-cell office:value-type="string" table:style-name="ce7">
            <text:p>Master_mconsumosdolare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los consumos en dolares efectuados por el cliente durante ese mes.</text:p>
          </table:table-cell>
          <table:table-cell table:number-columns-repeated="16380"/>
        </table:table-row>
        <table:table-row table:style-name="ro1">
          <table:table-cell office:value-type="float" office:value="125" table:style-name="ce10">
            <text:p>125</text:p>
          </table:table-cell>
          <table:table-cell office:value-type="string" table:style-name="ce7">
            <text:p>Master_mlimitecompra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Límite de compra,<text:s/><text:span text:style-name="T4">valor muy importante</text:span>.</text:p>
          </table:table-cell>
          <table:table-cell table:number-columns-repeated="16380"/>
        </table:table-row>
        <table:table-row table:style-name="ro1">
          <table:table-cell office:value-type="float" office:value="126" table:style-name="ce10">
            <text:p>126</text:p>
          </table:table-cell>
          <table:table-cell office:value-type="string" table:style-name="ce7">
            <text:p>Master_madelantopeso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Extracciones de pesos realizadas con la tarjeta de crédito durante ese mes.</text:p>
          </table:table-cell>
          <table:table-cell table:number-columns-repeated="16380"/>
        </table:table-row>
        <table:table-row table:style-name="ro1">
          <table:table-cell office:value-type="float" office:value="127" table:style-name="ce10">
            <text:p>127</text:p>
          </table:table-cell>
          <table:table-cell office:value-type="string" table:style-name="ce7">
            <text:p>Master_madelantodolare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Extracciones de dolares realizadas con la tarjeta de crédito durante ese mes.</text:p>
          </table:table-cell>
          <table:table-cell table:number-columns-repeated="16380"/>
        </table:table-row>
        <table:table-row table:style-name="ro1">
          <table:table-cell office:value-type="float" office:value="128" table:style-name="ce10">
            <text:p>128</text:p>
          </table:table-cell>
          <table:table-cell office:value-type="string" table:style-name="ce7">
            <text:p>Master_fultimo_cierre</text:p>
          </table:table-cell>
          <table:table-cell office:value-type="string" table:style-name="ce8">
            <text:p>dias</text:p>
          </table:table-cell>
          <table:table-cell office:value-type="string" table:style-name="ce9">
            <text:p>Dias desde del utlimo cierre de la tarjeta de crédito, contados a la fecha de la foto.</text:p>
          </table:table-cell>
          <table:table-cell table:number-columns-repeated="16380"/>
        </table:table-row>
        <table:table-row table:style-name="ro1">
          <table:table-cell office:value-type="float" office:value="129" table:style-name="ce10">
            <text:p>129</text:p>
          </table:table-cell>
          <table:table-cell office:value-type="string" table:style-name="ce7">
            <text:p>Master_mpagado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todos los pagos efectuados por el cliente</text:p>
          </table:table-cell>
          <table:table-cell table:number-columns-repeated="16380"/>
        </table:table-row>
        <table:table-row table:style-name="ro1">
          <table:table-cell office:value-type="float" office:value="130" table:style-name="ce10">
            <text:p>130</text:p>
          </table:table-cell>
          <table:table-cell office:value-type="string" table:style-name="ce7">
            <text:p>Master_mpagospeso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todos los pagos en pesos efectuados por el cliente</text:p>
          </table:table-cell>
          <table:table-cell table:number-columns-repeated="16380"/>
        </table:table-row>
        <table:table-row table:style-name="ro1">
          <table:table-cell office:value-type="float" office:value="131" table:style-name="ce10">
            <text:p>131</text:p>
          </table:table-cell>
          <table:table-cell office:value-type="string" table:style-name="ce7">
            <text:p>Master_mpagosdolare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todos los pagos en dólares efectuados por el cliente</text:p>
          </table:table-cell>
          <table:table-cell table:number-columns-repeated="16380"/>
        </table:table-row>
        <table:table-row table:style-name="ro1">
          <table:table-cell office:value-type="float" office:value="132" table:style-name="ce10">
            <text:p>132</text:p>
          </table:table-cell>
          <table:table-cell office:value-type="string" table:style-name="ce7">
            <text:p>Master_fechaalta</text:p>
          </table:table-cell>
          <table:table-cell office:value-type="string" table:style-name="ce8">
            <text:p>dias</text:p>
          </table:table-cell>
          <table:table-cell office:value-type="string" table:style-name="ce9">
            <text:p>Dias desde de alta de la cuenta de la tarjeta de crédito, contados a la fecha de la foto.</text:p>
          </table:table-cell>
          <table:table-cell table:number-columns-repeated="16380"/>
        </table:table-row>
        <table:table-row table:style-name="ro1">
          <table:table-cell office:value-type="float" office:value="133" table:style-name="ce10">
            <text:p>133</text:p>
          </table:table-cell>
          <table:table-cell office:value-type="string" table:style-name="ce7">
            <text:p>Master_mconsumototal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expresado en pesos, <text:s/>de todos los consumos ( pesos y dolares ) <text:s/>efectuados por el cliente durante ese mes.</text:p>
          </table:table-cell>
          <table:table-cell table:number-columns-repeated="16380"/>
        </table:table-row>
        <table:table-row table:style-name="ro1">
          <table:table-cell office:value-type="float" office:value="134" table:style-name="ce10">
            <text:p>134</text:p>
          </table:table-cell>
          <table:table-cell office:value-type="string" table:style-name="ce7">
            <text:p>Master_cconsumos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Cantidad de consumos con la tarjeta de credito efectuados por el cliente durante el mes.</text:p>
          </table:table-cell>
          <table:table-cell table:number-columns-repeated="16380"/>
        </table:table-row>
        <table:table-row table:style-name="ro1">
          <table:table-cell office:value-type="float" office:value="135" table:style-name="ce10">
            <text:p>135</text:p>
          </table:table-cell>
          <table:table-cell office:value-type="string" table:style-name="ce7">
            <text:p>Master_cadelantosefectivo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Cantidad de adelantos en efectivo que el cliente realizó durante ese mes.</text:p>
          </table:table-cell>
          <table:table-cell table:number-columns-repeated="16380"/>
        </table:table-row>
        <table:table-row table:style-name="ro1">
          <table:table-cell office:value-type="float" office:value="136" table:style-name="ce10">
            <text:p>136</text:p>
          </table:table-cell>
          <table:table-cell office:value-type="string" table:style-name="ce7">
            <text:p>Master_mpagominimo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del pago minimo necesario para no ser moroso de la tarjeta de crédito</text:p>
          </table:table-cell>
          <table:table-cell table:number-columns-repeated="16380"/>
        </table:table-row>
        <table:table-row table:style-name="ro1">
          <table:table-cell office:value-type="float" office:value="137" table:style-name="ce11">
            <text:p>137</text:p>
          </table:table-cell>
          <table:table-cell office:value-type="string" table:style-name="ce7">
            <text:p>Visa_delinquency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number-columns-repeated="16380"/>
        </table:table-row>
        <table:table-row table:style-name="ro1">
          <table:table-cell office:value-type="float" office:value="138" table:style-name="ce11">
            <text:p>138</text:p>
          </table:table-cell>
          <table:table-cell office:value-type="string" table:style-name="ce7">
            <text:p>Visa_status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number-columns-repeated="16380"/>
        </table:table-row>
        <table:table-row table:style-name="ro1">
          <table:table-cell office:value-type="float" office:value="139" table:style-name="ce11">
            <text:p>139</text:p>
          </table:table-cell>
          <table:table-cell office:value-type="string" table:style-name="ce7">
            <text:p>Visa_mfinanciacion_limite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Límite de financiacion de la tarjeta de crédito, expresado en pesos.</text:p>
          </table:table-cell>
          <table:table-cell table:number-columns-repeated="16380"/>
        </table:table-row>
        <table:table-row table:style-name="ro1">
          <table:table-cell office:value-type="float" office:value="140" table:style-name="ce11">
            <text:p>140</text:p>
          </table:table-cell>
          <table:table-cell office:value-type="string" table:style-name="ce7">
            <text:p>Visa_Fvencimiento</text:p>
          </table:table-cell>
          <table:table-cell office:value-type="string" table:style-name="ce8">
            <text:p>dias</text:p>
          </table:table-cell>
          <table:table-cell office:value-type="string" table:style-name="ce9">
            <text:p>Dias para el <text:s/>vencimiento del plastico de la tarjeta de crédito, contados a la fecha de la foto</text:p>
          </table:table-cell>
          <table:table-cell table:number-columns-repeated="16380"/>
        </table:table-row>
        <table:table-row table:style-name="ro1">
          <table:table-cell office:value-type="float" office:value="141" table:style-name="ce11">
            <text:p>141</text:p>
          </table:table-cell>
          <table:table-cell office:value-type="string" table:style-name="ce7">
            <text:p>Visa_Finiciomora</text:p>
          </table:table-cell>
          <table:table-cell office:value-type="string" table:style-name="ce8">
            <text:p>dias</text:p>
          </table:table-cell>
          <table:table-cell office:value-type="string" table:style-name="ce9">
            <text:p>Dias para el inicio de la mora ( el dia siguiente al vencimiento ), contados a la fecha de la foto</text:p>
          </table:table-cell>
          <table:table-cell table:number-columns-repeated="16380"/>
        </table:table-row>
        <table:table-row table:style-name="ro1">
          <table:table-cell office:value-type="float" office:value="142" table:style-name="ce11">
            <text:p>142</text:p>
          </table:table-cell>
          <table:table-cell office:value-type="string" table:style-name="ce7">
            <text:p>Visa_msaldototal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Saldo total de la tarjeta, para ese mes.</text:p>
          </table:table-cell>
          <table:table-cell table:number-columns-repeated="16380"/>
        </table:table-row>
        <table:table-row table:style-name="ro1">
          <table:table-cell office:value-type="float" office:value="143" table:style-name="ce11">
            <text:p>143</text:p>
          </table:table-cell>
          <table:table-cell office:value-type="string" table:style-name="ce7">
            <text:p>Visa_msaldopeso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Saldo total el pesos de la tarjeta, para ese mes.</text:p>
          </table:table-cell>
          <table:table-cell table:number-columns-repeated="16380"/>
        </table:table-row>
        <table:table-row table:style-name="ro1">
          <table:table-cell office:value-type="float" office:value="144" table:style-name="ce11">
            <text:p>144</text:p>
          </table:table-cell>
          <table:table-cell office:value-type="string" table:style-name="ce7">
            <text:p>Visa_msaldodolare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Saldo total el dólares de la tarjeta, para ese mes.</text:p>
          </table:table-cell>
          <table:table-cell table:number-columns-repeated="16380"/>
        </table:table-row>
        <table:table-row table:style-name="ro1">
          <table:table-cell office:value-type="float" office:value="145" table:style-name="ce11">
            <text:p>145</text:p>
          </table:table-cell>
          <table:table-cell office:value-type="string" table:style-name="ce7">
            <text:p>Visa_mconsumospeso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los consumos en pesos efectuados por el cliente durante ese mes.</text:p>
          </table:table-cell>
          <table:table-cell table:number-columns-repeated="16380"/>
        </table:table-row>
        <table:table-row table:style-name="ro1">
          <table:table-cell office:value-type="float" office:value="146" table:style-name="ce11">
            <text:p>146</text:p>
          </table:table-cell>
          <table:table-cell office:value-type="string" table:style-name="ce7">
            <text:p>Visa_mconsumosdolare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los consumos en dolares efectuados por el cliente durante ese mes.</text:p>
          </table:table-cell>
          <table:table-cell table:number-columns-repeated="16380"/>
        </table:table-row>
        <table:table-row table:style-name="ro1">
          <table:table-cell office:value-type="float" office:value="147" table:style-name="ce11">
            <text:p>147</text:p>
          </table:table-cell>
          <table:table-cell office:value-type="string" table:style-name="ce7">
            <text:p>Visa_mlimitecompra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Límite de compra,<text:s/><text:span text:style-name="T4">valor muy importante</text:span>.</text:p>
          </table:table-cell>
          <table:table-cell table:number-columns-repeated="16380"/>
        </table:table-row>
        <table:table-row table:style-name="ro1">
          <table:table-cell office:value-type="float" office:value="148" table:style-name="ce11">
            <text:p>148</text:p>
          </table:table-cell>
          <table:table-cell office:value-type="string" table:style-name="ce7">
            <text:p>Visa_madelantopeso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Extracciones de pesos realizadas con la tarjeta de crédito durante ese mes.</text:p>
          </table:table-cell>
          <table:table-cell table:number-columns-repeated="16380"/>
        </table:table-row>
        <table:table-row table:style-name="ro1">
          <table:table-cell office:value-type="float" office:value="149" table:style-name="ce11">
            <text:p>149</text:p>
          </table:table-cell>
          <table:table-cell office:value-type="string" table:style-name="ce7">
            <text:p>Visa_madelantodolare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Extracciones de dolares realizadas con la tarjeta de crédito durante ese mes.</text:p>
          </table:table-cell>
          <table:table-cell table:number-columns-repeated="16380"/>
        </table:table-row>
        <table:table-row table:style-name="ro1">
          <table:table-cell office:value-type="float" office:value="150" table:style-name="ce11">
            <text:p>150</text:p>
          </table:table-cell>
          <table:table-cell office:value-type="string" table:style-name="ce7">
            <text:p>Visa_fultimo_cierre</text:p>
          </table:table-cell>
          <table:table-cell office:value-type="string" table:style-name="ce8">
            <text:p>dias</text:p>
          </table:table-cell>
          <table:table-cell office:value-type="string" table:style-name="ce9">
            <text:p>Dias <text:s/>del utlimo cierre de la tarjeta de crédito, contados a la fecha de la foto.</text:p>
          </table:table-cell>
          <table:table-cell table:number-columns-repeated="16380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7">
            <text:p>Visa_mpagado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todos los pagos efectuados por el cliente</text:p>
          </table:table-cell>
          <table:table-cell table:number-columns-repeated="16380"/>
        </table:table-row>
        <table:table-row table:style-name="ro1">
          <table:table-cell office:value-type="float" office:value="152" table:style-name="ce11">
            <text:p>152</text:p>
          </table:table-cell>
          <table:table-cell office:value-type="string" table:style-name="ce7">
            <text:p>Visa_mpagospeso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todos los pagos en pesos efectuados por el cliente</text:p>
          </table:table-cell>
          <table:table-cell table:number-columns-repeated="16380"/>
        </table:table-row>
        <table:table-row table:style-name="ro1">
          <table:table-cell office:value-type="float" office:value="153" table:style-name="ce11">
            <text:p>153</text:p>
          </table:table-cell>
          <table:table-cell office:value-type="string" table:style-name="ce7">
            <text:p>Visa_mpagosdolares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de todos los pagos en dólares efectuados por el cliente</text:p>
          </table:table-cell>
          <table:table-cell table:number-columns-repeated="16380"/>
        </table:table-row>
        <table:table-row table:style-name="ro1">
          <table:table-cell office:value-type="float" office:value="154" table:style-name="ce11">
            <text:p>154</text:p>
          </table:table-cell>
          <table:table-cell office:value-type="string" table:style-name="ce7">
            <text:p>Visa_fechaalta</text:p>
          </table:table-cell>
          <table:table-cell office:value-type="string" table:style-name="ce8">
            <text:p>dias</text:p>
          </table:table-cell>
          <table:table-cell office:value-type="string" table:style-name="ce9">
            <text:p>Dias desde el alta de la cuenta de la tarjeta de crédito, contados a la fecha de la foto.</text:p>
          </table:table-cell>
          <table:table-cell table:number-columns-repeated="16380"/>
        </table:table-row>
        <table:table-row table:style-name="ro1">
          <table:table-cell office:value-type="float" office:value="155" table:style-name="ce11">
            <text:p>155</text:p>
          </table:table-cell>
          <table:table-cell office:value-type="string" table:style-name="ce7">
            <text:p>Visa_mconsumototal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total expresado en pesos, <text:s/>de todos los consumos ( pesos y dolares ) <text:s/>efectuados por el cliente durante ese mes.</text:p>
          </table:table-cell>
          <table:table-cell table:number-columns-repeated="16380"/>
        </table:table-row>
        <table:table-row table:style-name="ro1">
          <table:table-cell office:value-type="float" office:value="156" table:style-name="ce11">
            <text:p>156</text:p>
          </table:table-cell>
          <table:table-cell office:value-type="string" table:style-name="ce7">
            <text:p>Visa_cconsumos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Cantidad de consumos con la tarjeta de credito efectuados por el cliente durante el mes.</text:p>
          </table:table-cell>
          <table:table-cell table:number-columns-repeated="16380"/>
        </table:table-row>
        <table:table-row table:style-name="ro1">
          <table:table-cell office:value-type="float" office:value="157" table:style-name="ce11">
            <text:p>157</text:p>
          </table:table-cell>
          <table:table-cell office:value-type="string" table:style-name="ce7">
            <text:p>Visa_cadelantosefectivo</text:p>
          </table:table-cell>
          <table:table-cell office:value-type="string" table:style-name="ce8">
            <text:p>--</text:p>
          </table:table-cell>
          <table:table-cell office:value-type="string" table:style-name="ce9">
            <text:p>Cantidad de adelantos en efectivo que el cliente realizó durante ese mes.</text:p>
          </table:table-cell>
          <table:table-cell table:number-columns-repeated="16380"/>
        </table:table-row>
        <table:table-row table:style-name="ro1">
          <table:table-cell office:value-type="float" office:value="158" table:style-name="ce11">
            <text:p>158</text:p>
          </table:table-cell>
          <table:table-cell office:value-type="string" table:style-name="ce7">
            <text:p>Visa_mpagominimo</text:p>
          </table:table-cell>
          <table:table-cell office:value-type="string" table:style-name="ce8">
            <text:p>pesos</text:p>
          </table:table-cell>
          <table:table-cell office:value-type="string" table:style-name="ce9">
            <text:p>Monto del pago minimo necesario para no ser moroso de la tarjeta de crédito</text:p>
          </table:table-cell>
          <table:table-cell table:number-columns-repeated="16380"/>
        </table:table-row>
        <table:table-row table:style-name="ro1">
          <table:table-cell office:value-type="float" office:value="159" table:style-name="ce12">
            <text:p>159</text:p>
          </table:table-cell>
          <table:table-cell office:value-type="string" table:style-name="ce9">
            <text:p>clase_ternaria</text:p>
          </table:table-cell>
          <table:table-cell table:style-name="ce13"/>
          <table:table-cell office:value-type="string" table:style-name="ce9">
            <text:p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6380"/>
        </table:table-row>
        <table:table-row table:number-rows-repeated="1048416" table:style-name="ro1">
          <table:table-cell table:number-columns-repeated="16384"/>
        </table:table-row>
      </table:table>
      <table:table table:name="consideraciones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15">
            <text:p>En el dataset solamente hay clientes titulares de Paquete Premium, no están los adicionales de tarjeta de crédito de esos clientes <text:s/>ni tampoco clientes de otros productos.</text:p>
          </table:table-cell>
          <table:table-cell table:number-columns-repeated="16382"/>
        </table:table-row>
        <table:table-row table:style-name="ro3">
          <table:table-cell office:value-type="float" office:value="2" table:style-name="ce14">
            <text:p>2</text:p>
          </table:table-cell>
          <table:table-cell office:value-type="string" table:style-name="ce7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  <table:table-cell table:number-columns-repeated="16382"/>
        </table:table-row>
        <table:table-row table:style-name="ro4">
          <table:table-cell office:value-type="float" office:value="3" table:style-name="ce14">
            <text:p>3</text:p>
          </table:table-cell>
          <table:table-cell office:value-type="string" table:style-name="ce15">
            <text:p>Todos los montos estan expresados en pesos argentinos. Si el monto se refiere a dólares, se muestra el equivalente en pesos considerando el valor del dólar al último día hábil de ese mes.</text:p>
          </table:table-cell>
          <table:table-cell table:number-columns-repeated="16382"/>
        </table:table-row>
        <table:table-row table:style-name="ro4">
          <table:table-cell office:value-type="float" office:value="4" table:style-name="ce14">
            <text:p>4</text:p>
          </table:table-cell>
          <table:table-cell office:value-type="string" table:style-name="ce15">
            <text:p>Las inversiones estan expresadas en pesos argentinos. <text:s/>Se considera el valor de la inversion a valor de cierre del ultimo dia hábil del mes</text:p>
          </table:table-cell>
          <table:table-cell table:number-columns-repeated="16382"/>
        </table:table-row>
        <table:table-row table:style-name="ro4">
          <table:table-cell office:value-type="float" office:value="5" table:style-name="ce14">
            <text:p>5</text:p>
          </table:table-cell>
          <table:table-cell office:value-type="string" table:style-name="ce15">
            <text:p>Las cajas de ahorro tienen saldo cero o positivo la inmensa mayoria de las veces, <text:s/>pero si hay comisiones que no se pudieron cobrar, entonces el saldo es negativo.</text:p>
          </table:table-cell>
          <table:table-cell table:number-columns-repeated="16382"/>
        </table:table-row>
        <table:table-row table:style-name="ro4">
          <table:table-cell office:value-type="float" office:value="6" table:style-name="ce14">
            <text:p>6</text:p>
          </table:table-cell>
          <table:table-cell office:value-type="string" table:style-name="ce15">
            <text:p>Las cuentas corrientes pueden tener montos positivos o negativos de dinero.</text:p>
          </table:table-cell>
          <table:table-cell table:number-columns-repeated="16382"/>
        </table:table-row>
        <table:table-row table:style-name="ro4">
          <table:table-cell office:value-type="float" office:value="7" table:style-name="ce14">
            <text:p>7</text:p>
          </table:table-cell>
          <table:table-cell office:value-type="string" table:style-name="ce15">
            <text:p>El consumo de la tarjeta de crédito es positivo la inmensa mayoria de las veces. PERO hay veces que hay devoluciones y entonces puede llegar a ser negativo.</text:p>
          </table:table-cell>
          <table:table-cell table:number-columns-repeated="16382"/>
        </table:table-row>
        <table:table-row table:style-name="ro4">
          <table:table-cell office:value-type="float" office:value="8" table:style-name="ce14">
            <text:p>8</text:p>
          </table:table-cell>
          <table:table-cell office:value-type="string" table:style-name="ce7">
            <text:p>Las fechas originalmente estaban en <text:s/>formato absoluto <text:s/>YYYYMMDD <text:s text:c="2"/>y se pasaron a forma relativa. La forma relativa de una fecha<text:s/><text:span text:style-name="T3">f</text:span><text:s text:c="2"/>es <text:s text:c="2"/>( fecha_foto_mes -<text:s text:c="2"/><text:span text:style-name="T3">f</text:span><text:s text:c="2"/>) y se expresa en dias</text:p>
          </table:table-cell>
          <table:table-cell table:number-columns-repeated="16382"/>
        </table:table-row>
        <table:table-row table:number-rows-repeated="1048566" table:style-name="ro4">
          <table:table-cell table:number-columns-repeated="16384"/>
        </table:table-row>
        <table:table-row table:number-rows-repeated="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Gustavo Denicolay</meta:initial-creator>
    <dc:creator>Gonzalo Villanueva</dc:creator>
    <meta:creation-date>2022-04-21T15:08:17Z</meta:creation-date>
    <dc:date>2022-05-07T17:50:26Z</dc:date>
    <meta:editing-cycles>1</meta:editing-cycles>
    <meta:editing-duration>PT93S</meta:editing-duration>
  </office:meta>
</office:document-meta>
</file>